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officeooo:rsid="001318a8"/>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33">
        <text:p text:style-name="Textkörper_20_Einrückung_20_Organon"><text:span text:style-name="T1">Für Projekt, die von ener älteren Version Organons erzeugt wurden, gibt es eine interne Versionskontrolle, die die Projekte beim Öffnen mit einer neueren Version entsprechend anpasst. Mit einer älteren Version können sie danach wahrscheinlich nicht mehr geöffnet werden. </text:span><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 meta:word-count="38" meta:character-count="272" meta:non-whitespace-character-count="233"/>
    <dc:date>2014-07-09T11:39:57.997000000</dc:date>
    <meta:editing-duration>P0D</meta:editing-duration>
    <meta:editing-cycles>1</meta:editing-cycles>
    <meta:generator>LibreOffice/4.2.5.2$Windows_x86 LibreOffice_project/61cb170a04bb1f12e77c884eab9192be736ec5f5</meta:generator>
  </office:meta>
</office:document-meta>
</file>